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4f" officeooo:paragraph-rsid="0017b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Pla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9:06.478101988</meta:creation-date>
    <meta:generator>LibreOffice/4.3.3.2$Linux_X86_64 LibreOffice_project/430m0$Build-2</meta:generator>
    <dc:date>2014-11-06T11:11:59.619910871</dc:date>
    <meta:editing-duration>PT6M32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